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8310a"/>
    </style:style>
    <style:style style:name="P2" style:family="paragraph" style:parent-style-name="Standard" style:master-page-name="Standard">
      <style:paragraph-properties style:page-number="auto"/>
      <style:text-properties officeooo:paragraph-rsid="0018310a"/>
    </style:style>
    <style:style style:name="P3" style:family="paragraph" style:parent-style-name="Standard">
      <style:paragraph-properties fo:margin-left="1.27cm" fo:margin-right="0cm" fo:text-indent="-0.635cm" style:auto-text-indent="false">
        <style:tab-stops>
          <style:tab-stop style:position="3.81cm"/>
        </style:tab-stops>
      </style:paragraph-properties>
      <style:text-properties officeooo:paragraph-rsid="0018310a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3.81cm"/>
        </style:tab-stops>
      </style:paragraph-properties>
      <style:text-properties fo:language="ru" fo:country="RU" officeooo:rsid="0018310a" officeooo:paragraph-rsid="0018310a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8310a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ac58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Symbol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Symbol" style:font-size-asian="12pt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language="ru" fo:country="RU" fo:font-weight="bold" officeooo:rsid="0018310a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ru" fo:country="RU" fo:font-weight="bold" officeooo:rsid="001bac58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language="ru" fo:country="RU" officeooo:rsid="0018310a" style:font-size-asian="12pt" style:font-name-complex="Times New Roman1" style:font-size-complex="12pt"/>
    </style:style>
    <style:style style:name="T11" style:family="text">
      <style:text-properties style:font-name="Times New Roman" fo:font-size="12pt" fo:language="ru" fo:country="RU" officeooo:rsid="001bac58" style:font-size-asian="12pt" style:font-name-complex="Times New Roman1" style:font-size-complex="12pt"/>
    </style:style>
    <style:style style:name="T12" style:family="text">
      <style:text-properties style:font-name="Times New Roman" fo:font-size="12pt" fo:language="ru" fo:country="RU" officeooo:rsid="0018310a" style:font-name-asian="Symbol" style:font-size-asian="12pt" style:font-name-complex="Times New Roman1" style:font-size-complex="12pt"/>
    </style:style>
    <style:style style:name="T13" style:family="text">
      <style:text-properties style:font-name="Times New Roman" fo:font-size="12pt" fo:language="ru" fo:country="RU" officeooo:rsid="001bac58" style:font-name-asian="Symbol" style:font-size-asian="12pt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Разработка </text:span><text:span text:style-name="T9">тренажерной</text:span><text:span text:style-name="T4"> программы по </text:span><text:span text:style-name="T8">теме «Реализация </text:span><text:span text:style-name="T9">списков</text:span><text:span text:style-name="T8"> </text:span><text:span text:style-name="T4">на основе массива"</text:span></text:p>
      <text:p text:style-name="P1"><text:span text:style-name="T1"><text:line-break/></text:span><text:span text:style-name="T4">Предмет обучения</text:span><text:span text:style-name="T1">: линейные </text:span><text:span text:style-name="T11">списковые </text:span><text:span text:style-name="T1">структуры данных</text:span><text:span text:style-name="T10">,</text:span><text:span text:style-name="T1"> реализуемые на основе массива </text:span><text:span text:style-name="T10">в двух следующих вариантах</text:span><text:span text:style-name="T1">:</text:span></text:p>
      <text:p text:style-name="P3"><text:span text:style-name="T5">· </text:span><text:span text:style-name="T13">неупорядоченный список с возможностью добавления в любое заданное место на основе сдвиговых операций</text:span></text:p>
      <text:p text:style-name="P3"><text:span text:style-name="T5">· </text:span><text:span text:style-name="T13">упорядоченный список с использованием приоритетов элементов</text:span></text:p>
      <text:p text:style-name="P4"><text:span text:style-name="T1">Для каждого варианта должны быть реализованы алгоритмы </text:span><text:span text:style-name="T3">поиска, </text:span><text:span text:style-name="T1">добавления </text:span><text:span text:style-name="T3">и удаления</text:span><text:span text:style-name="T1">.</text:span></text:p>
      <text:p text:style-name="P1"><text:span text:style-name="T4">Принципы реализации ОП:</text:span></text:p>
      <text:p text:style-name="P1"><text:span text:style-name="T1">1. Обучение выполняется на примерах небольших структур с числовыми данными (7-8 элементов)</text:span></text:p>
      <text:p text:style-name="P1"><text:span text:style-name="T1">2. Начальное состояние структуры задается пользователем либо как пустое, либо заполненное наполовину с помощью случайной генерации</text:span></text:p>
      <text:p text:style-name="P1"><text:span text:style-name="T1">3. Текущее состояние структуры должно отображаться в таблице и изменяться по мере работы алгоритма с накоплением последовательных состояний реализуемой структуры</text:span></text:p>
      <text:p text:style-name="P1"><text:span text:style-name="T1">4. Алгоритм каждой операции должен выполняться в пошаговом режиме с выполнением на каждом шаге следующих действий:</text:span></text:p>
      <text:p text:style-name="P3"><text:span text:style-name="T5">· </text:span><text:span text:style-name="T1">выполнение необходимых внутренних операций по обработке данных</text:span></text:p>
      <text:p text:style-name="P3"><text:span text:style-name="T5">· </text:span><text:span text:style-name="T1">приостановка работы алгоритма</text:span></text:p>
      <text:p text:style-name="P3"><text:span text:style-name="T5">· </text:span><text:span text:style-name="T1">отображение текстового комментария по выполненным на данном шаге действиям</text:span></text:p>
      <text:p text:style-name="P3"><text:span text:style-name="T5">· </text:span><text:span text:style-name="T1">визуализация выполненных со структурой действий в таблице</text:span></text:p>
      <text:p text:style-name="P3"><text:span text:style-name="T5">· </text:span><text:span text:style-name="T1">возобновление работы по команде пользователя</text:span></text:p>
      <text:p text:style-name="P1"><text:span text:style-name="T4">Требования к реализации ОПТТ:</text:span></text:p>
      <text:p text:style-name="P1"><text:span text:style-name="T1">1. Отображаемые данные:</text:span></text:p>
      <text:p text:style-name="P3"><text:span text:style-name="T5">· </text:span><text:span text:style-name="T1">таблица с последовательными состояниями обрабатываемой структуры</text:span></text:p>
      <text:p text:style-name="P3"><text:span text:style-name="T5">· </text:span><text:span text:style-name="T1">набор текстовых комментариев по каждому шагу алгоритма</text:span></text:p>
      <text:p text:style-name="P1"><text:span text:style-name="T1">2. Поддержка двух режимов работы: демонстрационного и контролирующего</text:span></text:p>
      <text:p text:style-name="P1"><text:span text:style-name="T1">3. В демонстрационном режиме обучаемый имеет возможность любое количество раз повторить любой из алгоритмов</text:span></text:p>
      <text:p text:style-name="P1"><text:span text:style-name="T1">4. В контролирующем режиме выбор следующего шага алгоритма должен делать сам обучаемый, для чего в схему пошаговой работы вносятся следующие изменения:</text:span></text:p>
      <text:p text:style-name="P3"><text:span text:style-name="T5">· </text:span><text:span text:style-name="T1">выполнение необходимых внутренних операций по обработке данных</text:span></text:p>
      <text:p text:style-name="P3"><text:span text:style-name="T6">· </text:span><text:span text:style-name="T1">приостановка работы алгоритма</text:span></text:p>
      <text:p text:style-name="P3"><text:span text:style-name="T6">· </text:span><text:span text:style-name="T4">вывод тестового задания с вопросом о следующем шаге и четырьмя возможными ответами</text:span></text:p>
      <text:p text:style-name="P3"><text:span text:style-name="T5">· </text:span><text:span text:style-name="T4">анализ ответа обучаемого и сохранение результата в протоколе тестирования</text:span></text:p>
      <text:p text:style-name="P3"><text:span text:style-name="T5">· </text:span><text:span text:style-name="T1">отображение текстового комментария по выполненным на данном шаге действиям</text:span></text:p>
      <text:p text:style-name="P3"><text:span text:style-name="T5">· </text:span><text:span text:style-name="T1">визуализация выполненных со структурой действий в таблице</text:span></text:p>
      <text:p text:style-name="P3"><text:span text:style-name="T5">· </text:span><text:span text:style-name="T1">возобновление работы по команде пользователя</text:span></text:p>
      <text:p text:style-name="P1"><text:span text:style-name="T1">5. По окончании работы выводятся результаты тестирования как в краткой (количество заданных вопросов и число правильных/неправильных ответов), так и полной форме (весь протокол тестирования)</text:span></text:p>
      <text:p text:style-name="P1"><text:span text:style-name="T1">6. Текстовые комментарии шагов и тестовые задания должны храниться в файла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6S</meta:editing-duration>
    <meta:editing-cycles>4</meta:editing-cycles>
    <meta:generator>LibreOffice/5.3.7.2$Windows_x86 LibreOffice_project/6b8ed514a9f8b44d37a1b96673cbbdd077e24059</meta:generator>
    <dc:date>2017-12-12T13:50:37.044000000</dc:date>
    <meta:document-statistic meta:table-count="0" meta:image-count="0" meta:object-count="0" meta:page-count="1" meta:paragraph-count="31" meta:word-count="318" meta:character-count="2435" meta:non-whitespace-character-count="2147"/>
    <meta:user-defined meta:name="Info 1"/>
    <meta:user-defined meta:name="Info 2"/>
    <meta:user-defined meta:name="Info 3"/>
    <meta:user-defined meta:name="Info 4"/>
  </office:meta>
</office:document-meta>
</file>